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itm_beorn_staf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itm_beorn_staf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1_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 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pikeman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2_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3_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draw_2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4_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draw_3|knows_power_strike_3|knows_ironflesh_3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5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7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itm_arnor_swor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recruit_bad, itm_rohan_recruit, itm_rohan_recruit_good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word_c,</text:p>
          </table:table-cell>
          <table:table-cell table:style-name="ce15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_good,itm_rohan_archer_helmet_c_bad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an_sword_c,itm_rohan_shield_a,itm_rohan_shield_b,itm_rohan_shield_c,itm_spear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,itm_rohan_surcoat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itm_rohan_archer_helmet_c_lordly,</text:p>
          </table:table-cell>
          <table:table-cell table:style-name="ce15" office:value-type="string" calcext:value-type="string">
            <text:p>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irrim_long_hafted_axe,itm_rohan_sword_c,itm_rohan_shield_g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short_bow,itm_arrows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itm_heavy_throwing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2h_sword, itm_rohirrim_long_hafted_axe,</text:p>
          </table:table-cell>
          <table:table-cell table:style-name="ce15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_bad, itm_umb_armor_a, itm_umb_armor_a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cloak,itm_umb_armor_a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umbar_rapier,</text:p>
          </table:table-cell>
          <table:table-cell table:style-name="ce15" office:value-type="string" calcext:value-type="string">
            <text:p>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 office:value-type="string" calcext:value-type="string">
            <text:p>itm_umb_armor_b_good,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corsair_harpoon,itm_corsair_harpoon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cutlass,itm_corsair_harpoon,itm_corsair_harpoon,itm_umb_shield_b, itm_umb_shield_c, ],attr_evil_tier_4,wp_tier_4,knows_common|knows_athletics_2|knows_shield_2|knows_power_throw_1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cutlass,itm_corsair_harpoon,itm_corsair_harpoon,itm_umb_shield_b, itm_umb_shield_c, 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bad, itm_umb_armor_d, itm_umb_armor_d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corsair_harpoon,itm_corsair_harpoon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cutlass,itm_corsair_harpoon,itm_corsair_harpoon,itm_umb_shield_c, ],attr_evil_tier_5,wp_tier_5,knows_common|knows_athletics_8|knows_shield_4|knows_power_strike_4|knows_ironflesh_3|knows_power_throw_6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cutlass,itm_corsair_harpoon,itm_corsair_harpoon,itm_umb_shield_c, 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_bad, itm_umb_armor_a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bad, 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c_ba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e_bad, itm_umb_armor_e_cloak, itm_umb_armor_e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text:s/>itm_umb_armor_c_cloak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itm_umb_armor_d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rapier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rapier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f_bad,itm_umb_armor_f_good, itm_umb_armor_f, itm_umb_armor_f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a,itm_umb_helm_b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a,itm_umb_helm_b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/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cloak, itm_umb_armor_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e_good, itm_umb_armor_e, itm_umb_armor_e_ba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e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e,itm_umb_helm_f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e,itm_umb_helm_f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f_good, itm_umb_armor_f, itm_umb_armor_f_cloak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a,itm_umb_helm_b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a,itm_umb_helm_b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armored_3a,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.00.0000</text:date>, <text:time style:data-style-name="N2" text:time-value="11:36:55.1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1-19T12:54:51.434000000</dc:date>
    <meta:editing-duration>P1DT12H46M10S</meta:editing-duration>
    <meta:editing-cycles>171</meta:editing-cycles>
    <meta:document-statistic meta:table-count="2" meta:cell-count="6666" meta:object-count="0"/>
  </office:meta>
</office:document-meta>
</file>